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3057" officeooo:paragraph-rsid="000f3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, buenos dïas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09:53:43.942924096</meta:creation-date>
    <dc:date>2023-03-07T09:55:34.272924857</dc:date>
    <meta:editing-duration>PT1M51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1" meta:word-count="4" meta:character-count="20" meta:non-whitespace-character-count="17"/>
  </office:meta>
</office:document-meta>
</file>